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sans-serif"/>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f9d1" officeooo:paragraph-rsid="0011f9d1"/>
    </style:style>
    <style:style style:name="P2" style:family="paragraph" style:parent-style-name="Standard">
      <style:text-properties officeooo:rsid="00135ae6" officeooo:paragraph-rsid="00135ae6"/>
    </style:style>
    <style:style style:name="P3" style:family="paragraph" style:parent-style-name="Standard">
      <style:text-properties officeooo:rsid="0015108f" officeooo:paragraph-rsid="0015108f"/>
    </style:style>
    <style:style style:name="P4" style:family="paragraph" style:parent-style-name="Standard">
      <style:text-properties officeooo:rsid="0016f034" officeooo:paragraph-rsid="0016f034"/>
    </style:style>
    <style:style style:name="P5" style:family="paragraph" style:parent-style-name="Standard">
      <style:text-properties fo:font-variant="normal" fo:text-transform="none" style:font-name="OpenSans" fo:font-size="11.25pt" fo:letter-spacing="normal" fo:font-style="normal" fo:font-weight="normal" officeooo:rsid="002049c0" officeooo:paragraph-rsid="00135ae6"/>
    </style:style>
    <style:style style:name="P6" style:family="paragraph" style:parent-style-name="Standard">
      <style:text-properties fo:font-variant="normal" fo:text-transform="none" style:font-name="OpenSans" fo:font-size="11.25pt" fo:letter-spacing="normal" fo:font-style="normal" fo:font-weight="normal" officeooo:paragraph-rsid="00135ae6"/>
    </style:style>
    <style:style style:name="P7" style:family="paragraph" style:parent-style-name="Standard">
      <style:text-properties fo:font-variant="normal" fo:text-transform="none" fo:letter-spacing="normal" officeooo:paragraph-rsid="00135ae6"/>
    </style:style>
    <style:style style:name="P8" style:family="paragraph" style:parent-style-name="Standard">
      <style:text-properties officeooo:paragraph-rsid="00216705"/>
    </style:style>
    <style:style style:name="P9" style:family="paragraph" style:parent-style-name="Standard">
      <style:text-properties fo:font-weight="normal" officeooo:rsid="0015108f" officeooo:paragraph-rsid="0015108f" style:font-weight-asian="normal" style:font-weight-complex="normal"/>
    </style:style>
    <style:style style:name="P10" style:family="paragraph" style:parent-style-name="Standard">
      <style:text-properties fo:font-weight="normal" officeooo:rsid="0016f034" officeooo:paragraph-rsid="0016f034" style:font-weight-asian="normal" style:font-weight-complex="normal"/>
    </style:style>
    <style:style style:name="P11" style:family="paragraph" style:parent-style-name="Standard">
      <style:text-properties fo:font-weight="normal" officeooo:rsid="001a4861" officeooo:paragraph-rsid="001a4861" style:font-weight-asian="normal" style:font-weight-complex="normal"/>
    </style:style>
    <style:style style:name="P12" style:family="paragraph" style:parent-style-name="Standard">
      <style:text-properties fo:font-weight="normal" officeooo:rsid="00216705" officeooo:paragraph-rsid="00216705" style:font-weight-asian="normal" style:font-weight-complex="normal"/>
    </style:style>
    <style:style style:name="P13" style:family="paragraph" style:parent-style-name="Standard">
      <style:text-properties fo:font-variant="normal" fo:text-transform="none" style:font-name="OpenSans" fo:font-size="11.25pt" fo:letter-spacing="normal" fo:font-style="normal" fo:font-weight="normal" officeooo:rsid="001c0ce9" officeooo:paragraph-rsid="001c0ce9" style:font-weight-asian="normal" style:font-weight-complex="normal"/>
    </style:style>
    <style:style style:name="P14" style:family="paragraph" style:parent-style-name="Standard">
      <style:text-properties fo:font-variant="normal" fo:text-transform="none" style:font-name="OpenSans" fo:font-size="11.25pt" fo:letter-spacing="normal" fo:font-style="normal" fo:font-weight="normal" officeooo:rsid="002049c0" officeooo:paragraph-rsid="00135ae6"/>
    </style:style>
    <style:style style:name="P15" style:family="paragraph" style:parent-style-name="Standard">
      <style:text-properties fo:font-variant="normal" fo:text-transform="none" style:font-name="OpenSans" fo:font-size="11.25pt" fo:letter-spacing="normal" fo:font-style="normal" fo:font-weight="normal" officeooo:rsid="0026a761" officeooo:paragraph-rsid="0026a761"/>
    </style:style>
    <style:style style:name="P16" style:family="paragraph" style:parent-style-name="Standard">
      <style:text-properties fo:font-variant="normal" fo:text-transform="none" style:font-name="OpenSans" fo:font-size="11.25pt" fo:letter-spacing="normal" fo:font-style="normal" fo:font-weight="normal" officeooo:paragraph-rsid="0026a761"/>
    </style:style>
    <style:style style:name="P17" style:family="paragraph" style:parent-style-name="Standard">
      <style:text-properties fo:font-variant="normal" fo:text-transform="none" style:font-name="OpenSans" fo:font-size="11.25pt" fo:letter-spacing="normal" fo:font-style="normal" fo:font-weight="normal" officeooo:rsid="00283626" officeooo:paragraph-rsid="00283626"/>
    </style:style>
    <style:style style:name="P18" style:family="paragraph" style:parent-style-name="Standard">
      <style:text-properties fo:font-variant="normal" fo:text-transform="none" style:font-name="OpenSans" fo:font-size="11.25pt" fo:letter-spacing="normal" fo:font-style="normal" fo:font-weight="normal" officeooo:rsid="002a5e4f" officeooo:paragraph-rsid="002eaf6d"/>
    </style:style>
    <style:style style:name="P19" style:family="paragraph" style:parent-style-name="Standard">
      <style:text-properties fo:font-variant="normal" fo:text-transform="none" style:font-name="OpenSans" fo:font-size="11.25pt" fo:letter-spacing="normal" fo:font-style="normal" fo:font-weight="normal" officeooo:rsid="002eaf6d" officeooo:paragraph-rsid="002eaf6d"/>
    </style:style>
    <style:style style:name="P20" style:family="paragraph" style:parent-style-name="Standard">
      <style:text-properties fo:font-variant="normal" fo:text-transform="none" style:font-name="OpenSans" fo:font-size="11.25pt" fo:letter-spacing="normal" fo:font-style="normal" fo:font-weight="normal" officeooo:rsid="0030adf0" officeooo:paragraph-rsid="0030adf0"/>
    </style:style>
    <style:style style:name="P21" style:family="paragraph" style:parent-style-name="Standard">
      <style:text-properties fo:font-variant="normal" fo:text-transform="none" style:font-name="OpenSans" fo:font-size="11.25pt" fo:letter-spacing="normal" fo:font-style="normal" fo:font-weight="normal" officeooo:rsid="0031bed4" officeooo:paragraph-rsid="0033ad47"/>
    </style:style>
    <style:style style:name="P22" style:family="paragraph" style:parent-style-name="Standard">
      <style:text-properties fo:font-variant="normal" fo:text-transform="none" style:font-name="OpenSans" fo:font-size="11.25pt" fo:letter-spacing="normal" fo:font-style="normal" fo:font-weight="normal" officeooo:rsid="0034b958" officeooo:paragraph-rsid="0034b958"/>
    </style:style>
    <style:style style:name="P23" style:family="paragraph" style:parent-style-name="Standard">
      <style:text-properties officeooo:rsid="0011f9d1" officeooo:paragraph-rsid="0011f9d1"/>
    </style:style>
    <style:style style:name="P24" style:family="paragraph" style:parent-style-name="Standard">
      <style:text-properties officeooo:rsid="003527a1" officeooo:paragraph-rsid="003527a1"/>
    </style:style>
    <style:style style:name="P25" style:family="paragraph" style:parent-style-name="Standard">
      <style:text-properties officeooo:rsid="00364b2f" officeooo:paragraph-rsid="00364b2f"/>
    </style:style>
    <style:style style:name="P26" style:family="paragraph" style:parent-style-name="Standard">
      <style:text-properties officeooo:rsid="00375e59" officeooo:paragraph-rsid="00375e59"/>
    </style:style>
    <style:style style:name="P27" style:family="paragraph" style:parent-style-name="Standard">
      <style:text-properties officeooo:rsid="0037ad50" officeooo:paragraph-rsid="0037ad50"/>
    </style:style>
    <style:style style:name="P28" style:family="paragraph" style:parent-style-name="Standard">
      <style:text-properties officeooo:rsid="00392246" officeooo:paragraph-rsid="00392246"/>
    </style:style>
    <style:style style:name="P29" style:family="paragraph" style:parent-style-name="Standard">
      <style:text-properties officeooo:rsid="00392246" officeooo:paragraph-rsid="003a52da"/>
    </style:style>
    <style:style style:name="P30" style:family="paragraph" style:parent-style-name="Standard">
      <style:text-properties officeooo:rsid="003a52da" officeooo:paragraph-rsid="003a52da"/>
    </style:style>
    <style:style style:name="P31" style:family="paragraph" style:parent-style-name="Standard">
      <style:text-properties officeooo:rsid="003bfcd4" officeooo:paragraph-rsid="003bfcd4"/>
    </style:style>
    <style:style style:name="P32" style:family="paragraph" style:parent-style-name="Standard">
      <style:paragraph-properties fo:break-before="page"/>
      <style:text-properties officeooo:rsid="0011f9d1" officeooo:paragraph-rsid="0011f9d1"/>
    </style:style>
    <style:style style:name="T1" style:family="text">
      <style:text-properties officeooo:rsid="0015108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81838" style:font-weight-asian="normal" style:font-weight-complex="normal"/>
    </style:style>
    <style:style style:name="T5" style:family="text">
      <style:text-properties fo:font-weight="normal" officeooo:rsid="00183822" style:font-weight-asian="normal" style:font-weight-complex="normal"/>
    </style:style>
    <style:style style:name="T6" style:family="text">
      <style:text-properties fo:font-weight="normal" officeooo:rsid="002186ef" style:font-weight-asian="normal" style:font-weight-complex="normal"/>
    </style:style>
    <style:style style:name="T7" style:family="text">
      <style:text-properties fo:font-weight="normal" officeooo:rsid="00216705" style:font-weight-asian="normal" style:font-weight-complex="normal"/>
    </style:style>
    <style:style style:name="T8" style:family="text">
      <style:text-properties fo:font-variant="normal" fo:text-transform="none" fo:color="#252525" style:font-name="Roboto" fo:font-size="11pt" fo:letter-spacing="normal" fo:font-style="normal" fo:font-weight="normal" officeooo:rsid="002186ef" style:font-size-asian="11pt" style:font-weight-asian="normal" style:font-size-complex="11pt" style:font-weight-complex="normal"/>
    </style:style>
    <style:style style:name="T9" style:family="text">
      <style:text-properties fo:font-variant="normal" fo:text-transform="none" fo:color="#252525" style:font-name="Roboto" fo:font-size="11pt" fo:letter-spacing="normal" fo:font-style="normal" fo:font-weight="normal" officeooo:rsid="002288f3" style:font-size-asian="11pt" style:font-weight-asian="normal" style:font-size-complex="11pt" style:font-weight-complex="normal"/>
    </style:style>
    <style:style style:name="T10" style:family="text">
      <style:text-properties style:font-name="OpenSans" fo:font-size="11.25pt" fo:font-style="normal" fo:font-weight="normal"/>
    </style:style>
    <style:style style:name="T11" style:family="text">
      <style:text-properties style:font-name="OpenSans" fo:font-size="11.25pt" fo:font-style="normal" fo:font-weight="normal" officeooo:rsid="00135ae6"/>
    </style:style>
    <style:style style:name="T12" style:family="text">
      <style:text-properties officeooo:rsid="002049c0"/>
    </style:style>
    <style:style style:name="T13" style:family="text">
      <style:text-properties officeooo:rsid="0026a761"/>
    </style:style>
    <style:style style:name="T14" style:family="text">
      <style:text-properties fo:color="#252525" style:font-name="Roboto" fo:font-size="13.5pt"/>
    </style:style>
    <style:style style:name="T15" style:family="text">
      <style:text-properties fo:color="#252525" style:font-name="Roboto" fo:font-size="13.5pt" officeooo:rsid="0026a761"/>
    </style:style>
    <style:style style:name="T16" style:family="text">
      <style:text-properties fo:color="#252525" style:font-name="Roboto" fo:font-size="13.5pt" officeooo:rsid="0029d476"/>
    </style:style>
    <style:style style:name="T17" style:family="text">
      <style:text-properties fo:color="#252525" style:font-name="Roboto" fo:font-size="13.5pt" officeooo:rsid="002b3bbe"/>
    </style:style>
    <style:style style:name="T18" style:family="text">
      <style:text-properties fo:color="#252525" style:font-name="Roboto" fo:font-size="13.5pt" officeooo:rsid="002d30b9"/>
    </style:style>
    <style:style style:name="T19" style:family="text">
      <style:text-properties fo:color="#252525" style:font-name="Roboto" fo:font-size="13.5pt" officeooo:rsid="002eaf6d"/>
    </style:style>
    <style:style style:name="T20" style:family="text">
      <style:text-properties fo:color="#252525" style:font-name="Roboto" fo:font-size="13.5pt" officeooo:rsid="0030adf0"/>
    </style:style>
    <style:style style:name="T21" style:family="text">
      <style:text-properties fo:color="#252525" style:font-name="Roboto" fo:font-size="13.5pt" officeooo:rsid="0031bed4"/>
    </style:style>
    <style:style style:name="T22" style:family="text">
      <style:text-properties fo:color="#252525" style:font-name="Roboto" fo:font-size="13.5pt" officeooo:rsid="0033ad47"/>
    </style:style>
    <style:style style:name="T23" style:family="text">
      <style:text-properties officeooo:rsid="003527a1"/>
    </style:style>
    <style:style style:name="T24" style:family="text">
      <style:text-properties officeooo:rsid="00392246"/>
    </style:style>
    <style:style style:name="T25" style:family="text">
      <style:text-properties officeooo:rsid="003a52da"/>
    </style:style>
    <style:style style:name="T26" style:family="text">
      <style:text-properties officeooo:rsid="003c0d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ux là một hệ thống động đáp ứng sự thay đổi liên tục nhu cầu máy tính. <text:s/>Sự đại diện của các nhu cầu tính toán của Linux tập trung vào việc trừu tượng chung của quy trình. <text:s text:c="2"/>Các tiến trình có thể được tồn tại ngắn ( một lệnh được thực hiện từ dòng lệnh ) hoặc tồn tại dài ( dịch vụ mạng ). Vì nguyên nhân này mà quá trình quản lý tiến trình và lập lịch là rất quan trọng.</text:p>
      <text:p text:style-name="P1"/>
      <text:p text:style-name="P1">Trong không gian người dùng, các tiến trình được đại diện bơi các định dạng (PIDs). <text:s/>Từ quan điểm của người dùng, một PID là môt giá trị số định danh duy nhất của tiến trình. PID không thay đổi trong suốt quá trình xử lý của nó. nhưng PID có thể được sử dụng lại sau khi tiến trình kết thúc ( không chạy ), vì vậy không phải lúc nào cũng lý tưởng để cache chúng.</text:p>
      <text:p text:style-name="P1"/>
      <text:p text:style-name="P1">Trong không gian người dùng, bạn có thể tạo các quy trình theo bất kỳ cách nào. Bạn có thể thực hiện một chương trình (kết quả là tạo ra một quá trình mới) hoặc, trong một chương trình, bạn có thể gọi một cuộc gọi hệ thống fork hoặc exec. Các kết quả cuộc gọi trong kết quả tạo ra một quá trình con, trong khi một cuộc gọi exec thay thế bối cảnh quá trình hiện tại bằng chương trình mới.</text:p>
      <text:p text:style-name="P1"/>
      <text:p text:style-name="P2">2. <text:span text:style-name="T1">Process descriptor và task structure</text:span></text:p>
      <text:p text:style-name="P2"/>
      <text:p text:style-name="P3"/>
      <text:p text:style-name="P3">Nhân linux lưu trữ danh sách các tiến trình trong danh sách nối đôi và được gọi là task list. Mỗi một phần tử trong task list là một process descriptor kiểu <text:span text:style-name="T2">struct task_struct. </text:span><text:span text:style-name="T3">Nó được định nghĩa trong thư viện &lt;linux/sched.h&gt;. Process descriptor có chứa tất cả các thông tin riêng về một tiến trình.</text:span></text:p>
      <text:p text:style-name="P9"/>
      <text:p text:style-name="P4"><text:span text:style-name="T3">Một tast_struct là một cấu trúc dữ liệu tương đối lớn, khoảng 1.7 kilibytes trên máy 32-bit. Tuy nhiên kích thước này lại khác nhỏ khi xem xét cấu trúc có chứa tất cả các thông tin mà nhân kernel có và cần cho tiến trình. <text:s/></text:span><text:span text:style-name="T4">Process descriptor chứa dữ liệu mô tả chương trình thực thi, không gian địa chỉ của tiến trình, <text:s/>các tín hiệu cờ , </text:span><text:span text:style-name="T5">trạng thái của tiến trình, v.v...</text:span></text:p>
      <text:p text:style-name="P9"/>
      <text:p text:style-name="P9"/>
      <text:p text:style-name="P10">Hinh 3.1</text:p>
      <text:p text:style-name="P9"/>
      <text:p text:style-name="P11">3. Cấp phát cho process descriptor</text:p>
      <text:p text:style-name="P11"/>
      <text:p text:style-name="P8"><text:span text:style-name="T7">Cấu trúc task_struct được </text:span><text:span text:style-name="T6">cấp phát thông qua slab allocate để cung cấp việc tái sử dụng và cache data. <text:s/>Các phiên bản trước kernel 2.6, structure task_struct được lựu trữ ở cuỗi của kernel stack của mỗi tiến trình. </text:span><text:span text:style-name="T8">Điều này cho phép các kiến ​​trúc với ít thanh ghi, chẳng hạn như x86, để tính vị trí </text:span><text:span text:style-name="T9">process descriptor</text:span><text:span text:style-name="T8"> thông qua con trỏ ngăn xếp mà không sử dụng </text:span><text:span text:style-name="T9">thêm thanh ghi bổ sung</text:span><text:span text:style-name="T8"> để lưu trữ vị trí. </text:span></text:p>
      <text:p text:style-name="P12"/>
      <text:p text:style-name="P13">slab allocator: </text:p>
      <text:p text:style-name="P7"><text:span text:style-name="T11">linux có thực hiện một cơ chế để cache lại các data structure. </text:span><text:span text:style-name="T10">Cơ chế này được thực hiện bởi slab allocator. Hệ thống sẽ dành riêng một khu vực physical memory cho slab. Cấu tạo của slab layer được chia thành từng cache. Một cache là một tập hợp các data structure có cùng loại, chúng ta có cache cho inode và dentry, cache cho process descriptor... Mỗi cache gồm nhiều slab. Mỗi slab tương ứng với một hay nhiều physical memory liên tiếp nhau, mỗi slab lại gồm nhiều object, mỗi object sẽ được nạp một data structure, có thể coi một object tương ứng với một data structure. Slab có ba loại: full, empty, partial. Full nghĩa là slab đó toàn các object, partial nghĩa là nó có chứa một lượng object, empty là hoàn toàn chẳng có object nào. Slab allocator sẽ cấp phát object từ các slab cache. Nếu nhận một yêu cầu cần một instance, slab allocator sẽ xem có object nào trong slab thỏa mãn không, nếu có thì trả về luôn, nếu không, nó tạo một object mới trong slab, bắt đầu từ các partial </text:span><text:soft-page-break/><text:span text:style-name="T10">slab, nếu không có partial slab, nó tạo trong empty slab, nếu cũng không có empty slab, nó tạo thêm một empty slab để tạo object trong đó. Hiển nhiên, nó không thể dùng full slab để tạo object được vì không còn chỗ nữa. Sau khi object này dùng xong, nó sẽ không được deallocate đi mà được đặt vào trong slab để tái sử dụng.</text:span></text:p>
      <text:p text:style-name="P5"/>
      <text:p text:style-name="P5">Mục đích của slab cache:</text:p>
      <text:p text:style-name="P6"><text:span text:style-name="T12"><text:tab/></text:span>Cấp phát sẵn một continous physical memory dành cho data structure giảm <text:tab/>hành vì allocate và deallocate memory, hạn chế phân mảnh memory sinh ra <text:tab/>trong quá trình này.</text:p>
      <text:p text:style-name="P6"/>
      <text:p text:style-name="P6"/>
      <text:p text:style-name="P6"/>
      <text:p text:style-name="P15">4. Process ID</text:p>
      <text:p text:style-name="P15"/>
      <text:p text:style-name="P16"><text:span text:style-name="T13">Mỗi tiến được đại diện bởi một định danh duy nhất, đó là process ID (thường được lưu pid). Các</text:span><text:span text:style-name="T14"> pid được đảm bảo là duy nhất tại bất kỳ điểm </text:span><text:span text:style-name="T15">trong </text:span><text:span text:style-name="T14">thời gian. </text:span><text:span text:style-name="T15">Có nghĩa là trong thời gia t0 chỉ có 1 tiến trình với pid là 770 (không có bất cứ tiến trình khác tồn tại với giá trị như vậy). Không có sự đảm bảo rằng tại thời điểm t1 một tiến trình khác sẽ không tồn tại với pid 770. </text:span></text:p>
      <text:p text:style-name="P16"><text:span text:style-name="T15"/></text:p>
      <text:p text:style-name="P17"><text:span text:style-name="T14">Tiến trình</text:span><text:span text:style-name="T15"> idle - quá trình mà </text:span><text:span text:style-name="T14">kernel</text:span><text:span text:style-name="T15"> "chạy" khi không có các tiến trình </text:span><text:span text:style-name="T14">khác chạy</text:span><text:span text:style-name="T15"> - có pid 0. </text:span><text:span text:style-name="T14">Tiến trình</text:span><text:span text:style-name="T15"> đầu tiên mà </text:span><text:span text:style-name="T14">kernel</text:span><text:span text:style-name="T15"> thực hiện sau khi khởi động hệ thống, được gọi là </text:span><text:span text:style-name="T16">tiến trình</text:span><text:span text:style-name="T15"> init, có pid 1. Thông thường, </text:span><text:span text:style-name="T16">tiến trình </text:span><text:span text:style-name="T15">init trên Linux là chương trình init. Chúng ta sử dụng từ "init" để tham </text:span><text:span text:style-name="T16">chiếu</text:span><text:span text:style-name="T15"> cả quá trình ban đầu mà </text:span><text:span text:style-name="T16">kernel</text:span><text:span text:style-name="T15"> chạy, và chương trình cụ thể được sử dụng cho mục đích đó.</text:span></text:p>
      <text:p text:style-name="P17"><text:span text:style-name="T15"/></text:p>
      <text:p text:style-name="P18"><text:span text:style-name="T15">T</text:span><text:span text:style-name="T14">rừ khi người dùng nói cho kernel tiến trình để chạy ( thông qua tham số dòng lệnh init kernel ), </text:span><text:span text:style-name="T17">kernel phải xác định một tiến trình init thích hợp,một ví dụ hiếm ở đây kernel đưa ra chính sách. </text:span><text:span text:style-name="T18">Linux kernel thử 4 thực thi:</text:span></text:p>
      <text:p text:style-name="P18"><text:span text:style-name="T19">+ /sbin/init: </text:span><text:span text:style-name="T18"><text:s/>ưa </text:span><text:span text:style-name="T19">thích và có thể đặt vị trí cho tiến trình.</text:span></text:p>
      <text:p text:style-name="P19"><text:span text:style-name="T14">+ /etc/init: <text:s text:c="2"/></text:span><text:span text:style-name="T20"><text:s/>có khả năng đặt vị trị cho tiến trình khởi tạo.</text:span></text:p>
      <text:p text:style-name="P20"><text:span text:style-name="T14">+ /bin/init: <text:s text:c="3"/></text:span><text:span text:style-name="T21">vị trí dự phòng cho tiến trình khởi tạo.</text:span></text:p>
      <text:p text:style-name="P21"><text:span text:style-name="T14">+ /bin/sh: <text:s text:c="4"/></text:span><text:span text:style-name="T22">vị trí của vỏ Bourne, mà hạt nhân cố gắng để chạy nếu nó không tìm thấy một quá trình init.</text:span></text:p>
      <text:p text:style-name="P21"><text:span text:style-name="T22"/></text:p>
      <text:p text:style-name="P22"><text:span text:style-name="T14">Tiến</text:span><text:span text:style-name="T22"> trình đầu tiên của các </text:span><text:span text:style-name="T14">tiến</text:span><text:span text:style-name="T22"> trình tồn tại được thực hiện như là </text:span><text:span text:style-name="T14">tiến</text:span><text:span text:style-name="T22"> trình init. Nếu tất cả bốn </text:span><text:span text:style-name="T14">tiến</text:span><text:span text:style-name="T22"> trình không thực hiện, hạt nhân Linux sẽ tạm dừng hệ thống đột </text:span><text:span text:style-name="T14">ngột</text:span><text:span text:style-name="T22">.</text:span></text:p>
      <text:p text:style-name="P22"><text:span text:style-name="T22"/></text:p>
      <text:p text:style-name="P22"><text:span text:style-name="T22">Sau khi chuyển giao từ hạt nhân, </text:span><text:span text:style-name="T14">tiến</text:span><text:span text:style-name="T22"> trình init xử lý phần còn lại của </text:span><text:span text:style-name="T14">tiến</text:span><text:span text:style-name="T22"> trình khởi động. Thông thường, điều này bao gồm việc khởi tạo hệ thống, bắt đầu các dịch vụ khác nhau, và khởi chạy một chương trình đăng nhập.</text:span></text:p>
      <text:p text:style-name="P32">4.<text:span text:style-name="T23">1 Process ID Allocation</text:span></text:p>
      <text:p text:style-name="P1"/>
      <text:p text:style-name="P24">Theo mặc định, kernel đặt giá trị ID tiến trình tối đa là 32768. Điều này tương thích với các hệ thống Unix cũ hơn, sử dụng các loại 16 bit nhỏ hơn cho ID tiến trình. Quản trị viên hệ thống có thể đặt giá trị cao hơn thông qua / proc/sys/kernel/pid_max, đổi sang một không gian pid lớn hơn để giảm khả năng tương thích.</text:p>
      <text:p text:style-name="P24"/>
      <text:p text:style-name="P25">Kernel phân bổ các ID tiến trình để xử lý theo một cách tuyến tính chặt chẽ. Nếu pid 17 là số cao nhất được phân bổ, pid 18 sẽ được phân bổ tiếp theo, ngay cả khi quy trình cuối cùng được giao pid 17 không còn chạy khi quá trình mới bắt đầu. Kernel không tái sử dụng các giá trị ID tiến trình cho đến khi nó kết thúc tốt đẹp từ phía trên - nghĩa là các giá trị trước đó sẽ không được sử dụng lại cho đến khi giá trị trong /proc/sys/kernel/pid_max được cấp phát. Vì vậy, trong khi Linux không đảm bảo tính duy nhất của các ID tiến trình trong một thời gian dài, hành vi phân bổ của nó sẽ cung cấp ít nhất sự thoải mái ngắn hạn trong sự ổn định và tính duy nhất của các giá trị pid.</text:p>
      <text:p text:style-name="P25"/>
      <text:p text:style-name="P25">4.2 <text:s/>Phân cấp các tiến trình.</text:p>
      <text:p text:style-name="P25"/>
      <text:p text:style-name="P26">Tiến trình tạo ra một tiến trình mới được gọi là cha mẹ; tiến trình mới được gọi là tiến trình con. Mỗi tiến trình được sinh ra từ tiến trình khác (ngoại trừ, tất nhiên, tiến trình init). Do đó, mọi tiến trình con đều có cha mẹ. Mối quan hệ này được ghi lại trong tiến trình cha mẹ của tiến trình (ppid) của mỗi tiến trình, đó là pid của cha mẹ của tiến trình con.</text:p>
      <text:p text:style-name="P26"/>
      <text:p text:style-name="P27">Mỗi tiến trình được sở hữu bởi một người dùng và một nhóm. Quyền sở hữu này được sử dụng để kiểm soát quyền truy cập vào tài nguyên. Đối với kernel, người dùng và nhóm chỉ là các giá trị nguyên. Thông qua các tập tin /etc/passwd và /etc/group, các số nguyên này được ánh xạ tới các tên người dùng có thể đọc được mà người dùng Unix quen thuộc, chẳng hạn như root <text:s/>hoặc bánh xe nhóm (nói chung, <text:span text:style-name="T24">kernel của</text:span> Linux không quan tâm đến chuỗi có thể đọc được của con người, và muốn xác định các đối tượng với số nguyên). Mỗi <text:span text:style-name="T24">tiến</text:span> trình con được thừa hưởng quyền sở hữu của người dùng và nhóm của cha mẹ.</text:p>
      <text:p text:style-name="P27"/>
      <text:p text:style-name="P28">Mỗi tiến trình cũng là một phần của một nhóm tiến trình, chỉ đơn giản thể hiện mối quan hệ của nó với các tiến trình khác và không nên nhầm lẫn với khái niệm / nhóm người dùng nói trên. Tiến trình con thường thuộc cùng nhóm tiến trình với cha mẹ. Ngoài ra, khi một trình bao <text:span text:style-name="T25">(shell)</text:span> bắt đầu một đường ống (ví dụ như khi người dùng nhập ls | <text:span text:style-name="T25">less</text:span>), tất cả các lệnh trong đường ống đi vào cùng nhóm <text:span text:style-name="T25">tiến</text:span> trình. Khái niệm của một nhóm <text:span text:style-name="T25">tiến</text:span> trình giúp dễ dàng gửi tín hiệu đến hoặc nhận thông tin trên toàn bộ đường ống, cũng như tất cả <text:span text:style-name="T25">tiến trình con</text:span> của các <text:span text:style-name="T25">tiến</text:span> trình trong đường ống. Từ quan điểm của người dùng, một nhóm <text:span text:style-name="T25">tiến</text:span> trình có liên quan chặt chẽ đến công việc.</text:p>
      <text:p text:style-name="P28"/>
      <text:p text:style-name="P30">4.3 pid_t</text:p>
      <text:p text:style-name="P29"/>
      <text:p text:style-name="P31">Theo chương trình, ID <text:span text:style-name="T26">tiến</text:span> trình được đại diện bởi loại pid_t, được định nghĩa trong tệp tin tiêu đề &lt;sys / types.h&gt;. Loại C sao lưu chính xác là kiến trúc cụ thể và không được định nghĩa bởi bất kỳ tiêu chuẩn C nào. Trên Linux, tuy nhiên, pid_t thường là typedef với kiểu int C.</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sans-serif"/>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1:00:39.056644221</meta:creation-date>
    <dc:date>2017-11-10T16:50:45.735614118</dc:date>
    <meta:editing-duration>PT2H59M4S</meta:editing-duration>
    <meta:editing-cycles>26</meta:editing-cycles>
    <meta:generator>LibreOffice/5.1.6.2$Linux_X86_64 LibreOffice_project/10m0$Build-2</meta:generator>
    <meta:document-statistic meta:table-count="0" meta:image-count="0" meta:object-count="0" meta:page-count="3" meta:paragraph-count="32" meta:word-count="1764" meta:character-count="8454" meta:non-whitespace-character-count="6694"/>
  </office:meta>
</office:document-meta>
</file>